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008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2.136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<text:s/>SUPPLIER PART NO.</text:p>
          </table:table-cell>
          <table:table-cell office:value-type="string" calcext:value-type="string">
            <text:p><text:s/>Comment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Farnell</text:p>
          </table:table-cell>
          <table:table-cell office:value-type="float" office:value="1759361" calcext:value-type="float">
            <text:p>1759361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Farnell</text:p>
          </table:table-cell>
          <table:table-cell office:value-type="float" office:value="1759361" calcext:value-type="float">
            <text:p>1759361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Farnell</text:p>
          </table:table-cell>
          <table:table-cell office:value-type="float" office:value="1759361" calcext:value-type="float">
            <text:p>1759361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Farnell</text:p>
          </table:table-cell>
          <table:table-cell office:value-type="float" office:value="1759361" calcext:value-type="float">
            <text:p>1759361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Farnell</text:p>
          </table:table-cell>
          <table:table-cell office:value-type="float" office:value="2129810" calcext:value-type="float">
            <text:p>2129810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Farnell</text:p>
          </table:table-cell>
          <table:table-cell office:value-type="float" office:value="1759361" calcext:value-type="float">
            <text:p>1759361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Farnell</text:p>
          </table:table-cell>
          <table:table-cell office:value-type="float" office:value="2129728" calcext:value-type="float">
            <text:p>2129728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Farnell</text:p>
          </table:table-cell>
          <table:table-cell office:value-type="float" office:value="2129728" calcext:value-type="float">
            <text:p>2129728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Farnell</text:p>
          </table:table-cell>
          <table:table-cell office:value-type="float" office:value="2129728" calcext:value-type="float">
            <text:p>2129728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Farnell</text:p>
          </table:table-cell>
          <table:table-cell office:value-type="float" office:value="2129728" calcext:value-type="float">
            <text:p>2129728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Farnell</text:p>
          </table:table-cell>
          <table:table-cell office:value-type="float" office:value="2129728" calcext:value-type="float">
            <text:p>2129728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Farnell</text:p>
          </table:table-cell>
          <table:table-cell office:value-type="float" office:value="2129728" calcext:value-type="float">
            <text:p>2129728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Farnell</text:p>
          </table:table-cell>
          <table:table-cell office:value-type="float" office:value="2129728" calcext:value-type="float">
            <text:p>2129728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Farnell</text:p>
          </table:table-cell>
          <table:table-cell office:value-type="float" office:value="2129728" calcext:value-type="float">
            <text:p>2129728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Farnell</text:p>
          </table:table-cell>
          <table:table-cell office:value-type="float" office:value="1759350" calcext:value-type="float">
            <text:p>1759350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Farnell</text:p>
          </table:table-cell>
          <table:table-cell office:value-type="float" office:value="1759454" calcext:value-type="float">
            <text:p>1759454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Farnell</text:p>
          </table:table-cell>
          <table:table-cell office:value-type="float" office:value="1759454" calcext:value-type="float">
            <text:p>1759454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Farnell</text:p>
          </table:table-cell>
          <table:table-cell office:value-type="float" office:value="1759454" calcext:value-type="float">
            <text:p>1759454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Farnell</text:p>
          </table:table-cell>
          <table:table-cell office:value-type="float" office:value="1759454" calcext:value-type="float">
            <text:p>1759454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Farnell</text:p>
          </table:table-cell>
          <table:table-cell office:value-type="float" office:value="1759341" calcext:value-type="float">
            <text:p>1759341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Farnell</text:p>
          </table:table-cell>
          <table:table-cell office:value-type="float" office:value="1759341" calcext:value-type="float">
            <text:p>1759341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Farnell</text:p>
          </table:table-cell>
          <table:table-cell office:value-type="float" office:value="2310423" calcext:value-type="float">
            <text:p>2310423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Farnell</text:p>
          </table:table-cell>
          <table:table-cell office:value-type="float" office:value="2310423" calcext:value-type="float">
            <text:p>2310423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Farnell</text:p>
          </table:table-cell>
          <table:table-cell office:value-type="float" office:value="2129621" calcext:value-type="float">
            <text:p>2129621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Farnell</text:p>
          </table:table-cell>
          <table:table-cell office:value-type="float" office:value="2129621" calcext:value-type="float">
            <text:p>2129621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Farnell</text:p>
          </table:table-cell>
          <table:table-cell office:value-type="float" office:value="2129783" calcext:value-type="float">
            <text:p>2129783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IL715</text:p>
          </table:table-cell>
          <table:table-cell office:value-type="string" calcext:value-type="string">
            <text:p>Farnell</text:p>
          </table:table-cell>
          <table:table-cell office:value-type="float" office:value="9570632" calcext:value-type="float">
            <text:p>9570632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IL717</text:p>
          </table:table-cell>
          <table:table-cell office:value-type="string" calcext:value-type="string">
            <text:p>Farnell</text:p>
          </table:table-cell>
          <table:table-cell office:value-type="float" office:value="9570659" calcext:value-type="float">
            <text:p>9570659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LP590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38557-1-ND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LP590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38557-1-ND</text:p>
          </table:table-cell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MMBF170</text:p>
          </table:table-cell>
          <table:table-cell office:value-type="string" calcext:value-type="string">
            <text:p>Farnell</text:p>
          </table:table-cell>
          <table:table-cell office:value-type="float" office:value="9845399" calcext:value-type="float">
            <text:p>9845399</text:p>
          </table:table-cell>
          <table:table-cell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MMBF170</text:p>
          </table:table-cell>
          <table:table-cell office:value-type="string" calcext:value-type="string">
            <text:p>Farnell</text:p>
          </table:table-cell>
          <table:table-cell office:value-type="float" office:value="9845399" calcext:value-type="float">
            <text:p>9845399</text:p>
          </table:table-cell>
          <table:table-cell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MMBF170</text:p>
          </table:table-cell>
          <table:table-cell office:value-type="string" calcext:value-type="string">
            <text:p>Farnell</text:p>
          </table:table-cell>
          <table:table-cell office:value-type="float" office:value="9845399" calcext:value-type="float">
            <text:p>9845399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PCM5122</text:p>
          </table:table-cell>
          <table:table-cell office:value-type="string" calcext:value-type="string">
            <text:p>Farnell</text:p>
          </table:table-cell>
          <table:table-cell office:value-type="float" office:value="2307931" calcext:value-type="float">
            <text:p>2307931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2-16T20:45:58.014077331</dc:date>
    <dc:creator>bastien </dc:creator>
    <meta:editing-duration>PT3M4S</meta:editing-duration>
    <meta:editing-cycles>4</meta:editing-cycles>
    <meta:document-statistic meta:table-count="1" meta:cell-count="167" meta:object-count="0"/>
  </office:meta>
</office:document-meta>
</file>